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IncludePageSegment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TagLogicalElement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ElementMapping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FPElementMapping.AFPElemen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NoOperation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ncludePageOverlay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geSetup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